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805a" officeooo:paragraph-rsid="0017805a"/>
    </style:style>
    <style:style style:name="P2" style:family="paragraph" style:parent-style-name="Standard">
      <style:text-properties fo:font-weight="bold" officeooo:rsid="0017805a" officeooo:paragraph-rsid="0017805a" style:font-weight-asian="bold" style:font-weight-complex="bold"/>
    </style:style>
    <style:style style:name="P3" style:family="paragraph" style:parent-style-name="Standard">
      <style:text-properties officeooo:rsid="00197d70" officeooo:paragraph-rsid="00197d70"/>
    </style:style>
    <style:style style:name="P4" style:family="paragraph" style:parent-style-name="Standard">
      <style:text-properties fo:font-weight="bold" officeooo:rsid="0017805a" officeooo:paragraph-rsid="0017805a" style:font-weight-asian="bold" style:font-weight-complex="bold"/>
    </style:style>
    <style:style style:name="P5" style:family="paragraph" style:parent-style-name="Standard">
      <style:text-properties fo:font-weight="bold" officeooo:rsid="001d0614" officeooo:paragraph-rsid="001d0614" style:font-weight-asian="bold" style:font-weight-complex="bold"/>
    </style:style>
    <style:style style:name="P6" style:family="paragraph" style:parent-style-name="Standard">
      <style:text-properties officeooo:rsid="001e18db" officeooo:paragraph-rsid="001e18db"/>
    </style:style>
    <style:style style:name="P7" style:family="paragraph" style:parent-style-name="Standard">
      <style:text-properties officeooo:rsid="001e1a83" officeooo:paragraph-rsid="001e1a83"/>
    </style:style>
    <style:style style:name="P8" style:family="paragraph" style:parent-style-name="Standard">
      <style:text-properties officeooo:rsid="0017805a" officeooo:paragraph-rsid="0017805a"/>
    </style:style>
    <style:style style:name="P9" style:family="paragraph" style:parent-style-name="Standard">
      <style:text-properties officeooo:rsid="001eb17e" officeooo:paragraph-rsid="001eb17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swers to Bryan’s Questions:</text:p>
      <text:p text:style-name="P1"/>
      <text:p text:style-name="P2">“Cool I like this, a few questions though – Bryan Jordan, 2019”</text:p>
      <text:p text:style-name="P1"/>
      <text:p text:style-name="P2">1. Of the list of proposed venues - how many of them have multiple communication channels &amp; what are they?</text:p>
      <text:p text:style-name="P1"/>
      <text:p text:style-name="P3">All food based venues were featured on the top 30 of concrete playground, as well as a couple of different blogs. They were chosen because they were popular and covered a few different cuisines. The proportion of cafes will hopefully decrease as we get more restaurants, preferably with different cuisines. </text:p>
      <text:p text:style-name="P1"/>
      <text:p text:style-name="P2">2. How are we going to manage/measure different ways of testing on-boarding processes?</text:p>
      <text:p text:style-name="P1"/>
      <text:p text:style-name="P9">Tag each merchant with the method we contacted them with, and analyse responses</text:p>
      <text:p text:style-name="P1"/>
      <text:p text:style-name="P2">3. How are we going to split the venues into batches for testing? What are the distinguishing parametres?</text:p>
      <text:p text:style-name="P2"/>
      <text:p text:style-name="P1"/>
      <text:p text:style-name="P1"/>
      <text:p text:style-name="P2">4. What do we need to do to ensure that if we message a venue via social media - that the receiving venue will respond? Are our social media channels up to scratch at the moment?</text:p>
      <text:p text:style-name="P2"/>
      <text:p text:style-name="P1"/>
      <text:p text:style-name="P1"/>
      <text:p text:style-name="P2">5. How can we develop this API to determine proximity to bus/train station? Is this the main question we want to ask? Are there any other questions we want to consider when filtering venues?</text:p>
      <text:p text:style-name="P2"/>
      <text:p text:style-name="P7">Imagined we could use google Maps API, unsure exactly how but I imagine it isn’t difficult to pull data for the distance of a station from the venue</text:p>
      <text:p text:style-name="P1"/>
      <text:p text:style-name="P2">6. Do we have exact costs from competing solutions &amp; do we know what they are exactly?</text:p>
      <text:p text:style-name="P2"/>
      <text:p text:style-name="P7">Competing solutions: </text:p>
      <text:p text:style-name="P7"/>
      <text:p text:style-name="P7">- Hey you</text:p>
      <text:p text:style-name="P7">- Skip</text:p>
      <text:p text:style-name="P7">- Tablemate</text:p>
      <text:p text:style-name="P7">- WhenIWork</text:p>
      <text:p text:style-name="P7">- MYOB</text:p>
      <text:p text:style-name="P1"/>
      <text:p text:style-name="P2">7. I really like the data science angle. Explaining how we can increase sales + retention by listing venues that customers want could be really attractive. Do we know of comparable pitches from other software companies?</text:p>
      <text:p text:style-name="P1"/>
      <text:p text:style-name="P1"/>
      <text:p text:style-name="P1"/>
      <text:p text:style-name="P2">8. Do we know how our potential pitch angles relate to the competitors?</text:p>
      <text:p text:style-name="P1"/>
      <text:p text:style-name="P1"/>
      <text:p text:style-name="P1"><text:soft-page-break/></text:p>
      <text:p text:style-name="P2">9. Why vivid?</text:p>
      <text:p text:style-name="P1"/>
      <text:p text:style-name="P6">Vivid is a popular and widely-known event that promotes venues, merchants and products by luring potential customers to the spectacular displays in Chatswood and the CBD. It represents a fantastic opportunity for a recommendations/preference engine like Streamplate.</text:p>
      <text:p text:style-name="P1"/>
      <text:p text:style-name="P2">10. Who are we approaching exactly at Vivid?</text:p>
      <text:p text:style-name="P1"/>
      <text:p text:style-name="P6">Probably Vivid organisers, as well as any partners operating during vivid</text:p>
      <text:p text:style-name="P1"/>
      <text:p text:style-name="P2">11. Which other apps/services manage communities effectively? What shouldn’t we be doing eg. Uber/Lyft controversies.</text:p>
      <text:p text:style-name="P2"/>
      <text:p text:style-name="P2"/>
      <text:p text:style-name="P2"/>
      <text:p text:style-name="P2"/>
      <text:p text:style-name="P5">Notes:</text:p>
      <text:p text:style-name="P5"/>
      <text:p text:style-name="P5">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21:24:34.906385296</meta:creation-date>
    <dc:date>2019-05-27T19:30:33.507721691</dc:date>
    <meta:editing-duration>PT22M5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26" meta:word-count="382" meta:character-count="2252" meta:non-whitespace-character-count="1892"/>
  </office:meta>
</office:document-meta>
</file>